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586" officeooo:paragraph-rsid="001475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critus@democritus-X541UJ:~/Documents/Projects/ScipioPlatform/ethereum$ truffle console --network rinkeby</text:p>
      <text:p text:style-name="P1">truffle(rinkeby)&gt; migrate --reset</text:p>
      <text:p text:style-name="P1">Using network 'rinkeby'.</text:p>
      <text:p text:style-name="P1"/>
      <text:p text:style-name="P1">Running migration: 1_initial_migration.js</text:p>
      <text:p text:style-name="P1"><text:s text:c="2"/>Replacing Migrations...</text:p>
      <text:p text:style-name="P1"><text:s text:c="2"/>... 0x7eb297ceb76ef97e61045e120065f0f72e8a02175d8452bf862c3ae0932d0bd6</text:p>
      <text:p text:style-name="P1"><text:s text:c="2"/>Migrations: 0xb8e9baef7575d8ee3a0ec36bf082b4b9a3fb41ff</text:p>
      <text:p text:style-name="P1">Saving successful migration to network...</text:p>
      <text:p text:style-name="P1"><text:s text:c="2"/>... 0xda8387043efe5f73de797b1d08f9a26331a83c8435869094bcdb1d156b1592e9</text:p>
      <text:p text:style-name="P1">Saving artifacts...</text:p>
      <text:p text:style-name="P1">Running migration: 2_deploy_contracts.js</text:p>
      <text:p text:style-name="P1"><text:s text:c="2"/>Deploying IBT...</text:p>
      <text:p text:style-name="P1"><text:s text:c="2"/>... 0xe9f7345d816ee597ebd50777a13adfc933143fa3c87eca16c21018c2ae24170e</text:p>
      <text:p text:style-name="P1"><text:s text:c="2"/>IBT: 0x2ac84bbd83e3317bc9c834967ed1f009e5d9cf93</text:p>
      <text:p text:style-name="P1">Saving successful migration to network...</text:p>
      <text:p text:style-name="P1"><text:s text:c="2"/>... 0x59991c1d8c7cf289b252afdb7400ddf83c658e6746e6a5ae9db4c31e4e8f25ad</text:p>
      <text:p text:style-name="P1">Saving artifacts...</text:p>
      <text:p text:style-name="P1">truffle(rinkeby)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22:54:05.499867681</meta:creation-date>
    <dc:date>2018-08-13T22:54:27.856079792</dc:date>
    <meta:editing-duration>PT22S</meta:editing-duration>
    <meta:editing-cycles>1</meta:editing-cycles>
    <meta:document-statistic meta:table-count="0" meta:image-count="0" meta:object-count="0" meta:page-count="1" meta:paragraph-count="18" meta:word-count="50" meta:character-count="820" meta:non-whitespace-character-count="773"/>
    <meta:generator>LibreOffice/5.1.6.2$Linux_X86_64 LibreOffice_project/10m0$Build-2</meta:generator>
  </office:meta>
</office:document-meta>
</file>